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position="0% 100%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line-through-style="solid"/>
    </style:style>
    <style:style style:name="T4" style:family="text">
      <style:text-properties style:text-line-through-style="solid" style:text-position="0% 100%"/>
    </style:style>
    <style:style style:name="T5" style:family="text">
      <style:text-properties style:text-line-through-style="none" style:text-position="0% 100%"/>
    </style:style>
    <style:style style:name="T6" style:family="text">
      <style:text-properties style:text-line-through-style="none"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2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Bible. O. T. Isaiah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3">[Note: The number "81" is written in pencil and circled in the top right corner of the page.]</text:p>
      <text:p text:style-name="P3"/>
      <text:p text:style-name="P2">A lecture explanatory/</text:p>
      <text:p text:style-name="P2">of the 53<text:span text:style-name="T1">d</text:span><text:span text:style-name="T2"> chap of Isaiah./</text:span></text:p>
      <text:p text:style-name="P6"/>
      <text:p text:style-name="P7">[Page 1]</text:p>
      <text:p text:style-name="P3"><text:span text:style-name="T2">Brethren! <text:s/>As the time draws near for suspending/ the weekly sermon, limiting myself to an English/ prayer, so that I may not detain the attendants/ at the Synagogue longer than tis compatible with/ the heat of the season, my mind recalls the promises/ made during the term, which begins in Autumn/ and ends the following summer. <text:s/>I said once/ that I would freely express my thoughts in a lecture/ regarding the object of preaching; and on another/ occasion alluding to the Nazarene belief, I told/ my hearers, that I would explain the real sense/ of the 53</text:span><text:span text:style-name="T1">d</text:span><text:span text:style-name="T2"> chapter of Isaiah, on which our gentile/ neighbors mainly lean for support. <text:s/>The two sub-/-jects can be blended into one, and I will now/ offer a few remarks on both, in order not to/ leave a duty entirely unperformed./</text:span></text:p>
      <text:p text:style-name="P7">A fault common among us, preachers, is to look/ for self-satisfaction, rather than for that which may/ popularly impart religious knowledge. <text:s/>Being/ privileged to stand above a silent audience,/</text:p>
      <text:p text:style-name="P7"/>
      <text:p text:style-name="P7">[Page 2]</text:p>
      <text:p text:style-name="P3"><text:span text:style-name="T2">we like to ventilate our favorite ideas, or to display/ learning, and make a public exhibition of a pretended/ command of language. <text:s/>The fault, however, does not/ lie altogether at our doors. <text:s/>It proceeds </text:span><text:soft-page-break/><text:span text:style-name="T2">also from/ some of the congregation. <text:s/>Practical teaching plainly/ set forth appears to them flat and insipid. <text:s/>That/ which is sensational, high-wrought, </text:span><text:span text:style-name="T4">and</text:span><text:span text:style-name="T5"> sharply contro-/-versial they will be attracted by; that they will praise/ the most. <text:s/>The preacher unwilling to be considered a/ bore, yields at times his conviction of what duty de-/-mands that he may secure attention. <text:s/>But in reality/ what was said did not carry out the object of his mi-/-nisterial calling. <text:s/>I hold that the pulpit should prin-/-cipally aim to facilitate an understanding of the mean-/-ing and spirit of Holy Writ, and of the basis of ancestral/ traditions, just as it may be necessitated to deprecate/ measures leading to a break up of our religious union,/ and to encourage projects promotive of righteousness./ <text:s/>If there existed colleges, where all who wish to learn/ would in their leisure days and hours be welcome as/ formerly in foreign countries--the pulpit might confine/ itself to an occasional discourse on topics, not immediately/</text:span></text:p>
      <text:p text:style-name="P8"/>
      <text:p text:style-name="P8">[Page 3]</text:p>
      <text:p text:style-name="P3"><text:span text:style-name="T5">connected with the written and oral laws. <text:s/>But as/ the Synagogue is yet, and it is likely to remain/ still longer, the chief vehicle for transmitting re-/ligious information, the preacher ought to bring him-/-self less with rhetoric and more with homily in-/struction. <text:s/>Acting upon this principle, I shall/ detain you a brief while with some observations use-/-ful to a number, at least, of my hearers. <text:s/>By/ them all may be enabled to see, how groundless/ are the notions of those who read in one of our pro-/-phets the dogma of atonement for an original sin,/ through the sufferings of a man-god. <text:s/>The Naz-/-renes assert with positiveness that Isaiah spoke/ of it clearly and in detail in the 53</text:span><text:span text:style-name="T6">d</text:span><text:span text:style-name="T5"> chapter/ of his book. <text:s/>I shall not disprove the assertion/ by repeating, knowingly, what English readers can/ find in several works, but specially in "Faith/ strengthened," as translated by Moses Mocatta/ of London. <text:s/>I prefer taking a general view of/ the subject; throw some addition light upon it,/</text:span></text:p>
      <text:p text:style-name="P8"/>
      <text:p text:style-name="P8">[Page 4]</text:p>
      <text:p text:style-name="P8">affording information perhaps, not possessed by/ all within reach of my voice./</text:p>
      <text:p text:style-name="P3"><text:span text:style-name="T5">The division of the Hebrew Scriptures into chapters,/ is, comparatively, of modern date--The old manu-/-scripts were without it, and a writer in the 16</text:span><text:span text:style-name="T6">th</text:span><text:span text:style-name="T5"> century/ of the vulgar era relates that the system was adopted/ by the first publisher of our Bible--after the art of/ printing had been </text:span><text:span text:style-name="T4">introduced</text:span><text:span text:style-name="T5"> discovered, to conform with the/ usage introduced by </text:span><text:span text:style-name="T4">the</text:span><text:span text:style-name="T5"> gentile translators of Holy/ Writ. <text:s/>The division being then arbitrary, it hap-/-pened not infrequently that </text:span><text:span text:style-name="T4">the</text:span><text:span text:style-name="T5"> it was </text:span><text:span text:style-name="T4">unw</text:span><text:span text:style-name="T5"> unwisely/ made. <text:s/>I am inclined to think that in a few/ instances it was designed by the originators to bolster/ up some Doctrines peculiar to their Church./</text:span></text:p>
      <text:p text:style-name="P8">Whether it was so or not in the case I am about to cite, there/ can be no doubt that the prophecy begins not/ where the chapter is marked, but three verses/ before it, namely "Behold! my servant shall/ prosper, he shall rise high, be extolled, and gain/ excellency." <text:s/>The spirit by which the son of/ Amoz was pervaded, showed him Israel--repeatedly/ called in his language "the servant of God"/ + It was made in the XIII century by Cardinal Hugo/</text:p>
      <text:p text:style-name="P8"/>
      <text:p text:style-name="P8">[Page 5]</text:p>
      <text:p text:style-name="P8">emerging from a state of the deepest misery into an/ exalted condition. <text:s/>So complete would be the transition,/ that Kings and their subjects would look at each other/ astounded and mute; never having admitted the/ possibility that such a people would take a front/ rank in the domains of civilization. <text:s/>To account for/ so great an amazement, the prophet proceeds to des-/-cribe minutely the trials both physical and moral/ to which the worshipper<text:span text:style-name="T3">s</text:span>[sic!] of the Unity would long be/ exposed. <text:s/>With dramatic effect <text:span text:style-name="T3">he</text:span> Isaiah introduces the op-/-pressors themselves and draws a confession that they have/ struck and wounded, vexed and reviled, plundered and/ killed, reduced to the lowest ebb of degradation, a servant/ of the Lord who meekly suffered what <text:span text:style-name="T3">their</text:span> his persecutors/ deserved, who bore all not to rebel against <text:span text:style-name="T3">a decree</text:span> the ordination/ of Providence, but to hold fast, for the sake of the world,/ to that entrusted to his safe-keeping. <text:s/>Then is/ the voice of God heard soothingly to speak. <text:s/>It <text:soft-page-break/>says that/ the sorrows endured will be the darkness which/ precedes the brightest morning, that because no attempt/ was made to return the wrongs of ages, but forgiveness/ was rather shown to the offenders, and prayers were/</text:p>
      <text:p text:style-name="P8"/>
      <text:p text:style-name="P8">[Page 6]</text:p>
      <text:p text:style-name="P8">offered for the atonement of their sins, therefore would/ the lowliest servant share a portion with the noblest/ of the earth. <text:s/>I do not, my Brethren! presume to have given the literal meaning of/ every sentence. <text:s/>I am not expected to do so, nor are you prepared for it, but I have epitomized the sense with fidelity/ after mature reflection./ <text:s/>Now it rests with me to prove that the chapter has been/ unduly strained <text:span text:style-name="T3">in its sense</text:span> to make it answer an epi-/-sode in history which has none of the features therein pre-/-sented. <text:s/>The epithet "Servant of the Lord" could not/ apply to the founder of the Christian religion, for whom his/ followers claim a much higher prerogative. <text:s/>The u<text:span text:style-name="T3">g</text:span>gly/ portrait of a being despised and shunned by all, cannot be/ that of the Galilean preacher, who drew crowds of <text:span text:style-name="T3">all</text:span> willing/ listeners, and until within a few <text:span text:style-name="T3">days</text:span> hours that he was tried and found guilty of blasphemy, ac-/cording to existing laws, <text:span text:style-name="T3">and he</text:span> walked the streets of Judea/ at large, and sometime accompanied by ovations. <text:s/>Then/ we may appropriately <text:span text:style-name="T3">wh</text:span> ask, "where can the cir-/-cumstances of the life of the man of Nazareth, as/ narrated by his own disciples, illustrate the expression/ that he was oppressed, and opened not the mouth, and/ that nations and their rulers attributed his affections/ to a divinely deserved punishment?"/</text:p>
      <text:p text:style-name="P8"/>
      <text:p text:style-name="P8">[Page 7]</text:p>
      <text:p text:style-name="P8">But the most valid demonstration that the chapter/ cannot be forced to give the meaning attached thereto/ by the adherents of a new creed, is the reward promised/ to God's servant for having yielded his existence un-/-murmuringly. <text:s/>He would outlive his sufferings, and per-/form his heavenly mission; or to say it exactly in the words/ of Isaiah "He shall see seed, prolong <text:span text:style-name="T3">his</text:span> days, and the/ pleasure of the Lord shall prosper through his hand."/ <text:s/>I am fully aware that the saying has been figuratively/ explained. <text:s/>The allegorizers have asserted that to "see/ <text:span text:style-name="T3">my</text:span> seed, and prolong days" are allusions to the/ spread of the Nazarene belief, and to its influence/ over the destiny of unborn generations. <text:s/>But every/ unprejudiced Hebraist will own that such an inter-/-pretation is an abuse of language, unwarranted as it/ is incorrect. <text:s/>And in that light it has been regarded/ by the most distinguished German scholars, of whom/ some are avowed adherents of a trinity. <text:s/>Still, not/ to dismiss the subject summarily, I will direct your/ attention to one circumstance, and that will suffice to/ show that expressions like that just quoted stand/ in our Bible to signify solely and exclusively,/</text:p>
      <text:p text:style-name="P8"/>
      <text:p text:style-name="P8">[Page 8]</text:p>
      <text:p text:style-name="P8">what they literally convey; that is the enjoyment of/ a temporal existence, and the pleasure of perceiving/ that when we die we <text:span text:style-name="T3">love an essence</text:span> leave descendants. <text:s/>Each of the/ patriarchs was promised life and children, but surely/ that declaration was not intended to express the idea/ that their belief in one God would be perpetuated./ <text:s/>Another, and most emphatic, saying was employed/ to signify that spiritual boon, to wit, "through/ you and your seed all the families of the earth will/ be blessed." <text:s/>Who that has understanding will deny/ that all the declarations given to our forefathers have/ been verified in us? <text:s/>Aye: Israel is the servant that/ has suffered martyrdom and survived it, who still bears/ resignedly the stripes and wounds of a benighted world,/ rather than lose his identity with Abraham. <text:s/>Israel has/ given his check to the strikers, and his back to the/ <text:span text:style-name="T3">treader on</text:span> smiter, still praying and hoping, that all may/ see their evil ways, and assign to him the glory/ of having hallowed principles, and sanctified Al-/-mighty God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0T15:14:40.15</meta:creation-date>
    <dc:date>2012-11-21T11:51:31.34</dc:date>
    <meta:editing-duration>PT52M11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4" meta:paragraph-count="83" meta:word-count="1734" meta:character-count="10648"/>
  </office:meta>
</office:document-meta>
</file>